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4033a"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4db94"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d42b4" style:font-weight-asian="bold" style:font-weight-complex="bold"/>
    </style:style>
    <style:style style:name="P5" style:family="paragraph" style:parent-style-name="Standard">
      <style:text-properties style:text-underline-style="solid" style:text-underline-width="auto" style:text-underline-color="font-color" fo:font-weight="bold" officeooo:rsid="007cf309" officeooo:paragraph-rsid="00905d3f" style:font-weight-asian="bold" style:font-weight-complex="bold"/>
    </style:style>
    <style:style style:name="P6" style:family="paragraph" style:parent-style-name="Standard">
      <style:text-properties style:font-name="Times New Roman" officeooo:rsid="00206516" officeooo:paragraph-rsid="00206516"/>
    </style:style>
    <style:style style:name="P7" style:family="paragraph" style:parent-style-name="Standard">
      <style:text-properties style:font-name="Times New Roman" fo:font-weight="bold" officeooo:rsid="001e14a6" officeooo:paragraph-rsid="00240acc" style:font-weight-asian="bold" style:font-weight-complex="bold"/>
    </style:style>
    <style:style style:name="P8" style:family="paragraph" style:parent-style-name="Standard">
      <style:text-properties style:font-name="Times New Roman" fo:font-weight="bold" officeooo:rsid="007cf309" officeooo:paragraph-rsid="007cf309" style:font-weight-asian="bold" style:font-weight-complex="bold"/>
    </style:style>
    <style:style style:name="P9" style:family="paragraph" style:parent-style-name="Table_20_Contents">
      <style:text-properties style:font-name="Times New Roman" fo:font-weight="bold" officeooo:rsid="008093a3" officeooo:paragraph-rsid="008093a3" style:font-weight-asian="bold" style:font-weight-complex="bold"/>
    </style:style>
    <style:style style:name="P10" style:family="paragraph" style:parent-style-name="Standard">
      <style:text-properties style:font-name="Times New Roman" officeooo:rsid="00267fa4" officeooo:paragraph-rsid="005e704c"/>
    </style:style>
    <style:style style:name="P11" style:family="paragraph" style:parent-style-name="Table_20_Contents">
      <style:text-properties style:font-name="Times New Roman" officeooo:rsid="00240acc" officeooo:paragraph-rsid="00240acc"/>
    </style:style>
    <style:style style:name="P12" style:family="paragraph" style:parent-style-name="Table_20_Contents">
      <style:text-properties style:font-name="Times New Roman" officeooo:rsid="006f35b3" officeooo:paragraph-rsid="006f35b3"/>
    </style:style>
    <style:style style:name="P13" style:family="paragraph" style:parent-style-name="Table_20_Contents">
      <style:text-properties style:font-name="Times New Roman" officeooo:rsid="007b3e59" officeooo:paragraph-rsid="007b3e59"/>
    </style:style>
    <style:style style:name="P14"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Times New Roman" officeooo:paragraph-rsid="009419ce"/>
    </style:style>
    <style:style style:name="P16" style:family="paragraph" style:parent-style-name="Standard">
      <style:paragraph-properties fo:text-align="justify" style:justify-single-word="false"/>
      <style:text-properties style:font-name="Times New Roman" fo:font-weight="normal" officeooo:rsid="002455a7" officeooo:paragraph-rsid="009419ce"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officeooo:paragraph-rsid="009419ce" style:font-weight-asian="normal" style:font-weight-complex="normal"/>
    </style:style>
    <style:style style:name="P18" style:family="paragraph" style:parent-style-name="Standard">
      <style:text-properties style:text-underline-style="none" fo:font-weight="normal" officeooo:rsid="007cf309" officeooo:paragraph-rsid="007cf309" style:font-weight-asian="normal" style:font-weight-complex="normal"/>
    </style:style>
    <style:style style:name="P19" style:family="paragraph" style:parent-style-name="Standard">
      <style:text-properties style:text-underline-style="none" fo:font-weight="normal" officeooo:rsid="007cf309" officeooo:paragraph-rsid="008d42b4" style:font-weight-asian="normal" style:font-weight-complex="normal"/>
    </style:style>
    <style:style style:name="P20" style:family="paragraph" style:parent-style-name="Standard">
      <style:text-properties style:text-underline-style="none" fo:font-weight="normal" officeooo:rsid="008253b0" officeooo:paragraph-rsid="008253b0" style:font-weight-asian="normal" style:font-weight-complex="normal"/>
    </style:style>
    <style:style style:name="P21" style:family="paragraph" style:parent-style-name="Standard">
      <style:text-properties style:text-underline-style="none" fo:font-weight="normal" officeooo:rsid="008253b0" officeooo:paragraph-rsid="0084033a" style:font-weight-asian="normal" style:font-weight-complex="normal"/>
    </style:style>
    <style:style style:name="P22" style:family="paragraph" style:parent-style-name="Standard">
      <style:text-properties style:text-underline-style="none" fo:font-weight="normal" officeooo:rsid="0084db94" officeooo:paragraph-rsid="00858f61" style:font-weight-asian="normal" style:font-weight-complex="normal"/>
    </style:style>
    <style:style style:name="P23" style:family="paragraph" style:parent-style-name="Standard">
      <style:text-properties style:text-underline-style="none" fo:font-weight="normal" officeooo:rsid="00905d3f" officeooo:paragraph-rsid="00905d3f" style:font-weight-asian="normal" style:font-weight-complex="normal"/>
    </style:style>
    <style:style style:name="P24" style:family="paragraph" style:parent-style-name="Standard">
      <style:text-properties fo:font-weight="bold" officeooo:rsid="00206516" officeooo:paragraph-rsid="008197a9" style:font-weight-asian="bold" style:font-weight-complex="bold"/>
    </style:style>
    <style:style style:name="P25" style:family="paragraph" style:parent-style-name="Standard">
      <style:text-properties officeooo:rsid="007cf309" officeooo:paragraph-rsid="007cf309"/>
    </style:style>
    <style:style style:name="P26" style:family="paragraph" style:parent-style-name="Standard">
      <style:text-properties fo:font-style="italic" style:text-underline-style="none" fo:font-weight="normal" officeooo:rsid="007cf309" officeooo:paragraph-rsid="008d42b4" style:font-style-asian="italic" style:font-weight-asian="normal" style:font-style-complex="italic" style:font-weight-complex="normal"/>
    </style:style>
    <style:style style:name="P27" style:family="paragraph" style:parent-style-name="Standard">
      <style:text-properties fo:font-style="italic" style:text-underline-style="none" fo:font-weight="normal" officeooo:rsid="007cf309" officeooo:paragraph-rsid="007cf309" style:font-style-asian="italic" style:font-weight-asian="normal" style:font-style-complex="italic" style:font-weight-complex="normal"/>
    </style:style>
    <style:style style:name="P28" style:family="paragraph" style:parent-style-name="Standard" style:list-style-name="L1">
      <style:text-properties style:text-underline-style="none" fo:font-weight="normal" officeooo:rsid="00858f61" officeooo:paragraph-rsid="00858f61" style:font-weight-asian="normal" style:font-weight-complex="normal"/>
    </style:style>
    <style:style style:name="P29" style:family="paragraph" style:parent-style-name="Standard" style:list-style-name="L1">
      <style:text-properties style:text-underline-style="none" fo:font-weight="normal" officeooo:rsid="00878f9a" officeooo:paragraph-rsid="00878f9a" style:font-weight-asian="normal" style:font-weight-complex="normal"/>
    </style:style>
    <style:style style:name="P30" style:family="paragraph" style:parent-style-name="Standard" style:list-style-name="L1">
      <style:text-properties style:text-underline-style="none" fo:font-weight="normal" officeooo:rsid="0089fb2f" officeooo:paragraph-rsid="0089fb2f" style:font-weight-asian="normal" style:font-weight-complex="normal"/>
    </style:style>
    <style:style style:name="P31" style:family="paragraph" style:parent-style-name="Standard" style:list-style-name="L2">
      <style:text-properties style:text-underline-style="none" fo:font-weight="normal" officeooo:rsid="008e3791" officeooo:paragraph-rsid="008e3791" style:font-weight-asian="normal" style:font-weight-complex="normal"/>
    </style:style>
    <style:style style:name="P32" style:family="paragraph" style:parent-style-name="Standard" style:list-style-name="L2">
      <style:text-properties style:text-underline-style="none" fo:font-weight="normal" officeooo:rsid="008fe2f6" officeooo:paragraph-rsid="008fe2f6" style:font-weight-asian="normal" style:font-weight-complex="normal"/>
    </style:style>
    <style:style style:name="P33" style:family="paragraph" style:parent-style-name="Standard" style:list-style-name="L3">
      <style:text-properties style:text-underline-style="none" fo:font-weight="normal" officeooo:rsid="00905d3f" officeooo:paragraph-rsid="00905d3f" style:font-weight-asian="normal" style:font-weight-complex="normal"/>
    </style:style>
    <style:style style:name="P34" style:family="paragraph" style:parent-style-name="Standard">
      <style:paragraph-properties fo:text-align="justify" style:justify-single-word="false"/>
      <style:text-properties style:font-name="Times New Roman" officeooo:paragraph-rsid="0097009f"/>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fo:font-weight="bold" officeooo:rsid="002455a7" style:font-weight-asian="bold" style:font-weight-complex="bold"/>
    </style:style>
    <style:style style:name="T5" style:family="text">
      <style:text-properties officeooo:rsid="00700794"/>
    </style:style>
    <style:style style:name="T6" style:family="text">
      <style:text-properties officeooo:rsid="0079bd7d"/>
    </style:style>
    <style:style style:name="T7" style:family="text">
      <style:text-properties fo:font-weight="normal" style:font-weight-asian="normal" style:font-weight-complex="normal"/>
    </style:style>
    <style:style style:name="T8" style:family="text">
      <style:text-properties fo:font-weight="normal" officeooo:rsid="00812db8" style:font-weight-asian="normal" style:font-weight-complex="normal"/>
    </style:style>
    <style:style style:name="T9" style:family="text">
      <style:text-properties fo:font-weight="normal" officeooo:rsid="00893e56" style:font-weight-asian="normal" style:font-weight-complex="normal"/>
    </style:style>
    <style:style style:name="T10" style:family="text">
      <style:text-properties fo:font-weight="normal" officeooo:rsid="008c0e4f" style:font-weight-asian="normal" style:font-weight-complex="normal"/>
    </style:style>
    <style:style style:name="T11" style:family="text">
      <style:text-properties fo:font-weight="normal" officeooo:rsid="0089cba4" style:font-weight-asian="normal" style:font-weight-complex="normal"/>
    </style:style>
    <style:style style:name="T12" style:family="text">
      <style:text-properties fo:font-weight="normal" officeooo:rsid="008aeaed" style:font-weight-asian="normal" style:font-weight-complex="normal"/>
    </style:style>
    <style:style style:name="T13" style:family="text">
      <style:text-properties fo:font-weight="normal" officeooo:rsid="008b1937" style:font-weight-asian="normal" style:font-weight-complex="normal"/>
    </style:style>
    <style:style style:name="T14" style:family="text">
      <style:text-properties fo:font-weight="normal" officeooo:rsid="007c68e3" style:font-weight-asian="normal" style:font-weight-complex="normal"/>
    </style:style>
    <style:style style:name="T15" style:family="text">
      <style:text-properties fo:font-weight="normal" officeooo:rsid="00207eef" style:font-weight-asian="normal" style:font-weight-complex="normal"/>
    </style:style>
    <style:style style:name="T16" style:family="text">
      <style:text-properties fo:font-weight="normal" officeooo:rsid="0082e270" style:font-weight-asian="normal" style:font-weight-complex="normal"/>
    </style:style>
    <style:style style:name="T17" style:family="text">
      <style:text-properties fo:font-weight="normal" officeooo:rsid="00146369" style:font-weight-asian="normal" style:font-weight-complex="normal"/>
    </style:style>
    <style:style style:name="T18" style:family="text">
      <style:text-properties fo:font-weight="normal" officeooo:rsid="002455a7" style:font-weight-asian="normal" style:font-weight-complex="normal"/>
    </style:style>
    <style:style style:name="T19" style:family="text">
      <style:text-properties fo:font-weight="normal" officeooo:rsid="007ebe03" style:font-weight-asian="normal" style:font-weight-complex="normal"/>
    </style:style>
    <style:style style:name="T20" style:family="text">
      <style:text-properties fo:font-weight="normal" officeooo:rsid="009419ce" style:font-weight-asian="normal" style:font-weight-complex="normal"/>
    </style:style>
    <style:style style:name="T21" style:family="text">
      <style:text-properties fo:font-weight="normal" officeooo:rsid="00994a39" style:font-weight-asian="normal" style:font-weight-complex="normal"/>
    </style:style>
    <style:style style:name="T22" style:family="text">
      <style:text-properties officeooo:rsid="007c68e3"/>
    </style:style>
    <style:style style:name="T23" style:family="text">
      <style:text-properties officeooo:rsid="007cf309"/>
    </style:style>
    <style:style style:name="T24" style:family="text">
      <style:text-properties officeooo:rsid="008093a3"/>
    </style:style>
    <style:style style:name="T25" style:family="text">
      <style:text-properties officeooo:rsid="008197a9"/>
    </style:style>
    <style:style style:name="T26" style:family="text">
      <style:text-properties officeooo:rsid="009b0ec0"/>
    </style:style>
    <style:style style:name="T27" style:family="text">
      <style:text-properties officeooo:rsid="0084033a"/>
    </style:style>
    <style:style style:name="T28" style:family="text">
      <style:text-properties officeooo:rsid="0084db94"/>
    </style:style>
    <style:style style:name="T29" style:family="text">
      <style:text-properties officeooo:rsid="00858f61"/>
    </style:style>
    <style:style style:name="T30" style:family="text">
      <style:text-properties officeooo:rsid="0086de59"/>
    </style:style>
    <style:style style:name="T31" style:family="text">
      <style:text-properties officeooo:rsid="00881d8d"/>
    </style:style>
    <style:style style:name="T32" style:family="text">
      <style:text-properties officeooo:rsid="008984c3"/>
    </style:style>
    <style:style style:name="T33" style:family="text">
      <style:text-properties officeooo:rsid="008d42b4"/>
    </style:style>
    <style:style style:name="T34" style:family="text">
      <style:text-properties officeooo:rsid="008e3791"/>
    </style:style>
    <style:style style:name="T35" style:family="text">
      <style:text-properties officeooo:rsid="008fe2f6"/>
    </style:style>
    <style:style style:name="T36" style:family="text">
      <style:text-properties officeooo:rsid="00905d3f"/>
    </style:style>
    <style:style style:name="T37" style:family="text">
      <style:text-properties officeooo:rsid="0090b16f"/>
    </style:style>
    <style:style style:name="T38" style:family="text">
      <style:text-properties officeooo:rsid="009419ce"/>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0941c6c"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858f61" style:font-style-asian="italic" style:font-style-complex="italic"/>
    </style:style>
    <style:style style:name="T43" style:family="text">
      <style:text-properties officeooo:rsid="00941c6c"/>
    </style:style>
    <style:style style:name="T44" style:family="text">
      <style:text-properties officeooo:rsid="0095b0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xam 1</text:p>
      <table:table table:name="Table1" table:style-name="Table1">
        <table:table-column table:style-name="Table1.A"/>
        <table:table-column table:style-name="Table1.B"/>
        <table:table-row>
          <table:table-cell table:style-name="Table1.A1" office:value-type="string">
            <text:p text:style-name="P6">Course Title:</text:p>
          </table:table-cell>
          <table:table-cell table:style-name="Table1.A1" office:value-type="string">
            <text:p text:style-name="P24">Terminología <text:s/>Especializada en Mercoadotecnica <text:span text:style-name="T26">y </text:span>Diseño</text:p>
          </table:table-cell>
        </table:table-row>
        <table:table-row>
          <table:table-cell table:style-name="Table1.A1" office:value-type="string">
            <text:p text:style-name="P11">Course ID:</text:p>
          </table:table-cell>
          <table:table-cell table:style-name="Table1.A1" office:value-type="string">
            <text:p text:style-name="P7">IT0<text:span text:style-name="T25">94</text:span><text:span text:style-name="T44">1</text:span><text:span text:style-name="T6"> </text:span><text:span text:style-name="T22">(Marron, 25-2)</text:span></text:p>
          </table:table-cell>
        </table:table-row>
        <table:table-row>
          <table:table-cell table:style-name="Table1.A1" office:value-type="string">
            <text:p text:style-name="P12">Cohort <text:span text:style-name="T5">ID</text:span>:</text:p>
          </table:table-cell>
          <table:table-cell table:style-name="Table1.A1" office:value-type="string">
            <text:p text:style-name="P9"><text:span text:style-name="T25">9</text:span>A</text:p>
          </table:table-cell>
        </table:table-row>
        <table:table-row>
          <table:table-cell table:style-name="Table1.A1" office:value-type="string">
            <text:p text:style-name="P13"><text:span text:style-name="T23">Exam </text:span>Date:</text:p>
          </table:table-cell>
          <table:table-cell table:style-name="Table1.A1" office:value-type="string">
            <text:p text:style-name="P8"><text:span text:style-name="T24">12</text:span> Feb 2025</text:p>
          </table:table-cell>
        </table:table-row>
      </table:table>
      <text:p text:style-name="P6"/>
      <text:p text:style-name="P34"><text:span text:style-name="T2">General </text:span><text:span text:style-name="T4">Instructions: </text:span><text:span text:style-name="T14">Print</text:span><text:span text:style-name="T3"> </text:span><text:span text:style-name="T15">your name in the upper right-hand corner </text:span><text:span text:style-name="T21">of this paper</text:span><text:span text:style-name="T15">. </text:span><text:span text:style-name="T17">Read each item carefully. Be sure that you understand exactly what is being asked of you. </text:span><text:span text:style-name="T18">Begin your answers on the backside of this paper </text:span><text:span text:style-name="T21">if possible </text:span><text:span text:style-name="T19">and a</text:span><text:span text:style-name="T18">dd extra sheets of paper as needed. Be sure to write your name on any </text:span><text:span text:style-name="T21">and all </text:span><text:span text:style-name="T18">extra sheets of paper. </text:span><text:span text:style-name="T19">S</text:span><text:span text:style-name="T18">taple all exam papers together when you are finished.</text:span></text:p>
      <text:p text:style-name="P16"/>
      <text:p text:style-name="P15"><text:span text:style-name="T17">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7">you.</text:span></text:p>
      <text:p text:style-name="P17"/>
      <text:p text:style-name="P15"><text:span text:style-name="T8">This is a closed book exam. </text:span><text:span text:style-name="T9">Attempt to answer all questions, </text:span><text:span text:style-name="T10">eve</text:span><text:span text:style-name="T9">n if you are uncertain. Whenever possible, provide answers in bullet list format with complete content. </text:span><text:span text:style-name="T11">Tasks will be evaluated by sub-tasks. Three (3) points are available for each sub-task: Accuracy </text:span><text:span text:style-name="T12">(</text:span><text:span text:style-name="T11">1 pt), Completeness (1 pt), and Sufficiency (1 pt). </text:span><text:span text:style-name="T12">Points will be awarded in 0.1 increments. </text:span><text:span text:style-name="T13">Answer in English unless requested to do </text:span><text:span text:style-name="T20">so</text:span><text:span text:style-name="T13"> otherwise.</text:span></text:p>
      <text:p text:style-name="P10"/>
      <text:p text:style-name="P25"><text:span text:style-name="T39">Task 1 </text:span><text:span text:style-name="T40">(6 pts)</text:span></text:p>
      <text:p text:style-name="P20">Highlight the major points from your summary paper of the excerpts from Chapter 1, "Introducing the History of Marketing Theory and Practice” (Ellis et al.). <text:span text:style-name="T38">Provide a brief critique of </text:span><text:span text:style-name="T28">this information.</text:span></text:p>
      <text:p text:style-name="P18"/>
      <text:p text:style-name="P2">Task <text:span text:style-name="T27">2 </text:span><text:span text:style-name="T43">(6 pts)</text:span></text:p>
      <text:p text:style-name="P21">Highlight the major points from your summary paper of the excerpts from Konrod's,"Language Research in Marketing". <text:s/><text:span text:style-name="T38">Provide a brief </text:span><text:span text:style-name="T28">critique </text:span><text:span text:style-name="T38">of this information.</text:span></text:p>
      <text:p text:style-name="P18"/>
      <text:p text:style-name="P2">Task <text:span text:style-name="T27">3 </text:span><text:span text:style-name="T43">(6 pts)</text:span></text:p>
      <text:p text:style-name="P21">Highlight the major points from your summary paper of the excerpts from Chapter <text:span text:style-name="T27">3</text:span>, "What’s the Story? Analysing Marketing Discourse” (Ellis et al. ). <text:span text:style-name="T38">Provide a brief </text:span><text:span text:style-name="T28">critique </text:span><text:span text:style-name="T38">of this information.</text:span></text:p>
      <text:p text:style-name="P18"/>
      <text:p text:style-name="P3">Task <text:span text:style-name="T28">4 </text:span><text:span text:style-name="T43">(9 pts)</text:span></text:p>
      <text:p text:style-name="P22"><text:span text:style-name="T41">Economics </text:span><text:span text:style-name="T42">is </text:span><text:span text:style-name="T41">the study of choice under conditions of scarcity. </text:span><text:span text:style-name="T42">S</text:span><text:span text:style-name="T41">carcity </text:span><text:span text:style-name="T42">refers to a l</text:span><text:span text:style-name="T41">ack of goods (commodities) and services. </text:span><text:span text:style-name="T42">Market economies are the most effective method of resource allocation under scarcity. <text:s/></text:span><text:span text:style-name="T41">Marketing is ‘applied economics’ </text:span><text:span text:style-name="T42">and performs a valuable service for effective resource allocation.</text:span><text:span text:style-name="T29"> </text:span><text:s/></text:p>
      <text:p text:style-name="P22"/>
      <text:p text:style-name="P22"><text:span text:style-name="T29">Evaluate the statements </text:span><text:span text:style-name="T32">above </text:span><text:span text:style-name="T29">by answering the following </text:span><text:span text:style-name="T30">questions</text:span><text:span text:style-name="T29">:</text:span></text:p>
      <text:list xml:id="list3975900945" text:style-name="L1">
        <text:list-item>
          <text:p text:style-name="P28">Is scarcity real? That is, do you agree with the first axiom of economic theory? [Axiom 1: As a society, our resources—land, labor, and capital—are insufficient to produce all the goods and services we might desire.]</text:p>
        </text:list-item>
        <text:list-item>
          <text:p text:style-name="P29">Are market economies efficient resource allocation systems? Are they just? <text:span text:style-name="T31">Why is it that we do not all start in the same place in the economic race under a market system?</text:span></text:p>
        </text:list-item>
        <text:list-item>
          <text:p text:style-name="P30"><text:soft-page-break/>How does marketing fit into the cycle of production and consumption? Does marketing <text:s/>provide <text:span text:style-name="T29">a valuable service for effective resource allocation?</text:span></text:p>
        </text:list-item>
      </text:list>
      <text:p text:style-name="P18"/>
      <text:p text:style-name="P4">Task <text:span text:style-name="T33">5 </text:span><text:span text:style-name="T43">(9 pts)</text:span></text:p>
      <text:p text:style-name="P26">People in a<text:span text:style-name="T33">ny</text:span> given society hold many beliefs and values. <text:span text:style-name="T33">C</text:span>ore beliefs and values have a high degree of persistence <text:span text:style-name="T33">and are resistant to change. Secondary beliefs and values are more open to change. </text:span><text:span text:style-name="T35">M</text:span><text:span text:style-name="T33">arketing </text:span><text:span text:style-name="T35">is “</text:span><text:span text:style-name="T33">a collection of coherent, and relatively powerful and persuasive ideas which above all else affirm a set of values about how organisations and individuals should conduct themselves,.. </text:span><text:span text:style-name="T35">(Ellis et al.). <text:s/>Advertising is useful to the consumer because it helps them make more effective decisions in a market economy.</text:span></text:p>
      <text:p text:style-name="P19"/>
      <text:p text:style-name="P19"><text:span text:style-name="T33">Evaluate </text:span><text:span text:style-name="T34">the statements above by answering the following questions:</text:span></text:p>
      <text:list xml:id="list2787809664" text:style-name="L2">
        <text:list-item>
          <text:p text:style-name="P31">How do core beliefs compare between México and the US? <text:s/><text:span text:style-name="T38">Frame your answer by comparing </text:span>people’s views of i) organizations and government , ii) secular and <text:span text:style-name="T35">religious </text:span>society, iii) nature, <text:span text:style-name="T35">and iv) progress.</text:span></text:p>
        </text:list-item>
        <text:list-item>
          <text:p text:style-name="P32">Is marketing truly a conduit for useful information for people, or is it behavioral manipulation of consumers? <text:span text:style-name="T43">Explain.</text:span></text:p>
        </text:list-item>
        <text:list-item>
          <text:p text:style-name="P32">Can marketing change core beliefs and values? If not, how <text:span text:style-name="T37">and why </text:span>does marketing succeed?</text:p>
        </text:list-item>
      </text:list>
      <text:p text:style-name="P19"/>
      <text:p text:style-name="P5">Task <text:span text:style-name="T36">6 </text:span><text:span text:style-name="T43">(6 pts)</text:span></text:p>
      <text:p text:style-name="P27">People use products, brands, and services as a means of self-expression, and they buy products and services that match their views of themselves.</text:p>
      <text:p text:style-name="P18"/>
      <text:p text:style-name="P23">Evaluate the statement above by answering the following questions:</text:p>
      <text:list xml:id="list668225935" text:style-name="L3">
        <text:list-item>
          <text:p text:style-name="P33">Do you agree with the statement? Why or why not.</text:p>
        </text:list-item>
        <text:list-item>
          <text:p text:style-name="P33">Do your values affect your product choices? Are there product messages "that speak to you"? <text:span text:style-name="T37">Explain.</text:span></text:p>
        </text:list-item>
      </text:list>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5T11:04:03.454173473</dc:date>
    <meta:editing-duration>PT10H44M29S</meta:editing-duration>
    <meta:editing-cycles>92</meta:editing-cycles>
    <meta:generator>LibreOffice/7.3.7.2$Linux_X86_64 LibreOffice_project/30$Build-2</meta:generator>
    <meta:document-statistic meta:table-count="1" meta:image-count="1" meta:object-count="0" meta:page-count="2" meta:paragraph-count="35" meta:word-count="689" meta:character-count="4143" meta:non-whitespace-character-count="3491"/>
  </office:meta>
</office:document-meta>
</file>